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1]=&quot;&quot;;&quot;&quot;;ROW([.B61])-1)" office:value-type="float" office:value="60" calcext:value-type="float">
            <text:p>60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e Administração de Bancos de Dados com DB2 IB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2]=&quot;&quot;;&quot;&quot;;ROW([.B62])-1)" office:value-type="float" office:value="61" calcext:value-type="float">
            <text:p>61</text:p>
          </table:table-cell>
          <table:table-cell office:value-type="date" office:date-value="2026-03-12" calcext:value-type="date">
            <text:p>12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3]=&quot;&quot;;&quot;&quot;;ROW([.B63])-1)" office:value-type="float" office:value="62" calcext:value-type="float">
            <text:p>62</text:p>
          </table:table-cell>
          <table:table-cell office:value-type="date" office:date-value="2026-03-13" calcext:value-type="date">
            <text:p>13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 I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4]=&quot;&quot;;&quot;&quot;;ROW([.B64])-1)" office:value-type="float" office:value="63" calcext:value-type="float">
            <text:p>63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SQL Server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5]=&quot;&quot;;&quot;&quot;;ROW([.B65])-1)" office:value-type="float" office:value="64" calcext:value-type="float">
            <text:p>64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aster Power BI – De A à Z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6]=&quot;&quot;;&quot;&quot;;ROW([.B66])-1)" office:value-type="float" office:value="65" calcext:value-type="float">
            <text:p>65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Logging Basic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7]=&quot;&quot;;&quot;&quot;;ROW([.B67])-1)" office:value-type="float" office:value="66" calcext:value-type="float">
            <text:p>66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ando scripts PowerShell para o SQL Serv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8]=&quot;&quot;;&quot;&quot;;ROW([.B68])-1)" office:value-type="float" office:value="67" calcext:value-type="float">
            <text:p>67</text:p>
          </table:table-cell>
          <table:table-cell office:value-type="date" office:date-value="2026-03-20" calcext:value-type="date">
            <text:p>20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base Administrator Tool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9]=&quot;&quot;;&quot;&quot;;ROW([.B69])-1)" office:value-type="float" office:value="68" calcext:value-type="float">
            <text:p>68</text:p>
          </table:table-cell>
          <table:table-cell office:value-type="date" office:date-value="2026-03-23" calcext:value-type="date">
            <text:p>23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Oracle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0]=&quot;&quot;;&quot;&quot;;ROW([.B70])-1)" office:value-type="float" office:value="69" calcext:value-type="float">
            <text:p>69</text:p>
          </table:table-cell>
          <table:table-cell office:value-type="date" office:date-value="2026-03-23" calcext:value-type="date">
            <text:p>23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usiness Intelligence SQL – ETL Integration Servic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3-23T20:01:45.496893359</dc:date>
    <meta:editing-duration>PT1H25M11S</meta:editing-duration>
    <meta:editing-cycles>43</meta:editing-cycles>
    <meta:generator>LibreOffice/7.3.7.2$Linux_X86_64 LibreOffice_project/30$Build-2</meta:generator>
    <meta:document-statistic meta:table-count="1" meta:cell-count="490" meta:object-count="0"/>
  </office:meta>
</office:document-meta>
</file>